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5-03-03 0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5-02-05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5-01-08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12-09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11-05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10-0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9-09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8-13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7-11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6-05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5-02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4-02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3-04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2-01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4-01-10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12-05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11-01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10-09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09-06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08-09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07-12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04-05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3-01-05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9-13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8-04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7-11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6-02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5-05 0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4-06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3-01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2-03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2-01-04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1-11-24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1-10-13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1-07-1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1-04-01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1-01-07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0-10-06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0-07-01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0-03-30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0-03-02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0-02-03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20-01-07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12-05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11-06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10-01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09-0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07-30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05-07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04-03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03-04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9-02-06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10-31 0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10-01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9-04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8-02 0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7-11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6-04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5-01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4-04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3-01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2-05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8-01-02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12-05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11-06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10-05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9-05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8-01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7-11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6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5-02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4-04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3-08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2-01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7-01-0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12-07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10-31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9-06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8-01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7-06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6-09 0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5-02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4-04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3-0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2-01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6-01-07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12-01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10-28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8-31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8-03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7-07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6-01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5-04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4-02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3-02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2-02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5-01-05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12-01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11-04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10-01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9-03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8-04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7-01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6-03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5-06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4-08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3-03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2-05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4-01-02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12-04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11-14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10-08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9-04 0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8-07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7-09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5-07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4-09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3-08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2-06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</text:p>
          </table:table-cell>
          <table:table-cell office:value-type="string" calcext:value-type="string">
            <text:p>ROMP 23 SURFICIAL</text:p>
          </table:table-cell>
          <table:table-cell office:value-type="string" calcext:value-type="string">
            <text:p>2013-01-08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" meta:object-count="0"/>
    <meta:user-defined meta:name="AppVersion">3.0</meta:user-defined>
  </office:meta>
</office:document-meta>
</file>